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Τῶν Τρῴων δὲ καὶ Ἑλλήνων ἡ χαλεπὴ μάχη ἐμονώθη · πολλὰ δ᾽ ἐνταῦθα κᾀκεῖσε ἐπ᾽ εὐθείας ὥρμη σεν ὁ πόλεμος διὰ τοῦ πεδίου , ἀλλήλων κατ᾿ εὐθὺ βαλλόντων τὰ σιδηρᾶ δόρατα , μεταξὺ τῶν ρευμάτων τοῦ Σιμοῦντος καὶ τοῦ Ξανθού. πρῶτος δὲ Αἴας ὁ Τελαμῶνος τὸ τῶν Ἑλλήνων περίφραγμα , ἔῤῥηξε καὶ ἔτρεψε τὴν φάλαγγα τῶν Τρῴων , φῶς δὲ τοῖς φίλοις ἐποίησεν , άνδρα τρώσας , ὃς ἄριστος ἐν τοῖς Θραξὶν ἦν , Ακάμαντα τὸν υἱὸν τοῦ Εὐσώρου , τὸν μέγαν τε καὶ γενναῖον . τοῦτον δὴ ἔτρωσε πρῶτος κατὰ τὸ με τωπίδιον τῆς ἱππείας τρίχας ἐχούσης περικεφαλαίας ἐνέπηξε δὲ τῷ μετώπῳ , ἐπέρασε δὲ εἰς τὸ ὀστοῦν ἡ σιδηρᾶ ἐπιδορατίς · σκότος δὲ αὐτὸν κατ᾽ ὀφθαλμοὺς ἐκάλυψεν . ῎Αξυλον δὲ ἀπέκτεινεν ὁ κατὰ πόλεμον ἀγαθὸς Διομήδης , τὸν ὑἱὸν τοῦ Τεύθραντος , ὅς τις κα τῴκει ἐν τῇ καλῶς ἐκτισμένῃ ᾿Αρίσβῃ πλούσιος τῇ περιουσίᾳ , φίλος δὲ ἦν τῶν ἀνθρώπων: πάντας γὰρ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55 ἐφίλει παρὰ τὴν ὁδὸν τὴν οἰκίαν οἰκῶν · ἀλλ᾿ οὐδεὶς τούτων αὐτῷ ἀπεσόβησε τότε τὴν χαλεπὴν φθορὰν ὑπερασπίσας , καὶ ἐναντιωθεὶς Διομήδῃ · ἀλλ᾿ ἀμφὸ- · τέρων ἀφείλετο τὴν ψυχὴν , αὐτοῦ τε καὶ Καλησίου τοῦ θεράποντος , ὃς δὴ τότε τῶν ἵππων ἦν ἡνίοχος · οὗτοι δὲ ἀμφότεροι εἰσῆλθον εἰς γῆν . Εὐρύαλος δὲ τὸν Δρῆσον καὶ Οφέλτιον ἀπέκτεινεν , ὥρμησε δὲ ἐπὶ Αἴσηπον καὶ Πήδασον , οὓς ποτὲ ἡ νύμφη ἡ Ναὶς ἡ · ᾿Αβαρβαρέα ἔτεκε Βουκολίωνι τῷ ἀμέμπτῳ · ὁ Βουκολίων δὲ ἦν υἱὸς τοῦ λαμπροῦΛαομέδοντος , πρεσβύτατος τῇ ἡλικίᾳ · ἐκ λαθρείας δὲ μίξεως ἔτεκεν αὐτὸν ἡ μήτηρ · ποιμαίνων δὲ παρὰ τοῖς προβάτοις ἐμίγη αὐτῇ συνουσίᾳ καὶ κοίτῃ · αὕτη δὲ ἔγκιος γενομένη ἔτεκε παῖδας διδύμους · καὶ τούτων μὲν τὴν ἰσχὺν καὶ τὰ λαμπρὰ μέλη διέλυσεν ὁ υἱὸς τοῦ Μηκιστίου , καὶ ἀπὸ τῶν ὤμων τὰ ὅπλα ἐσκύλευε · ᾿Αστύαλον δὲ ἀπέκτεινεν ὁ ἐν πολέμῳ καρτερὸς Πολυποίτης · Πηδύτην δὲ τὸν ἀπὸ Περιώσου τῆς πόλεως ἀπέκτεινεν Ὀδυσσεὺς δόρατι σιδηρῷ . ὁ Τεῦπρος δὲ τὸν ἔνδοξον ᾿Αρετάονα Αντίλοχος δὲ ῎Αβληρον ἀπέκτεινε δόρατι λαμπρῷ , ὁ υἱὸς τοῦ Νέστο ρος · Ελατον δὲ ὁ βασιλεὺς τῶν ἀνδρῶν ᾿Αγαμέμνων . κατῴκει δὲ παρὰ τὰς ὄχθας Σατνιοῦντος τοῦ καλλίῤῥου ποταμοῦ , τὴν ὑψηλὴν Πήδασον · Φύλακον δὲ ἀνεῖλεν Λήϊτος ὁ ἥρως φεύγοντα · Εὐρύπυλος δὲ Μελάνθιον ἀπέκτεινεν . τὸν ῎Αδραστον δὲ μετὰ ταῦτα ὁ κατὰ πόλεμον ἀγαθὸς Μενέλαος ζῶντα ἐκράτησεν · οἱ ἵπποι γὰρ αὐτῷ ταραττόμενοι φόβῳ διὰ τοῦ πεδίου κλάδῳ ἐμποδισθέντες μυρίκης τὸ ἐπικαμπὲς ἅρμα συντρίψαντες , κατὰ τὸ ἄκρον τοῦ ῥυμοῦ , αὐτοὶ μὲν ἐπορεύθησαν ἐπὶ τὴν πόλιν , ὅπου οἱ ἄλλοι ταραττόμενοι ἔφευγον · αὐτὸς δὲ ἐκ τοῦ ὀχήματος ἐκυλίσθη παρὰ τὸν τροχὸ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57 ἐπὶ πρόσωπον , κατὰ στόμα ἐν τῇ γῇ · ἐφέστηκε δὲ αὐτῷ Μενέλαος ὁ υἱὸς τοῦ ᾿Ατρέως , κατέχων δόρυ μακρὸν . ὁ ῎Αδραστος δὲ μετὰ ταῦτα λαβόμενος τῶν γονάτων παρεκάλει αὐτὸν, λέγων· ὦ ὑπὲ τοῦ ᾿Ατρέως ζῶντα με ἄγε , σὺ δ᾽ ἂν λάβοις λύτρα ἀντάξια . πολλὰ δὲ ἐν τῷ οἴκῳ τοῦ πλουσίου μοι πατρὸς χρήματα ἀπόθετα κεῖνται , χαλκός τε καὶ χρυσὸς , ὑπὸ πολλοῦ καμάτου γινόμενος σίδηρος· ἀπὸ 9 τούτων ἄν σοι μετὰ χαρᾶς δοίη ὁ πατὴρ πλεῖστα λύτρα ἐὰν ἐμὲ ζῶντα ἀκούσῃ ἐπὶ ταῖς ναυσὶ τῶν Ἑλλήνων . Οὕτως εἶπεν · τούτῳ δὲ τὴν ψυχὴν ἐν τοῖς στήθεσιν ἔπειθε . καὶ δὴ αὐτὸν ταχέως ἔμελλε δώσειν τῷ ἑαυτοῦ θεράποντι κατάξειν ἐπὶ τὰς ταχείας ναῦς τῶν Ἑλλήνων · ἀλλ᾿ ὁ ᾿Αγαμέμνων ἐξεναντίας ἦλθε τρέχων, καὶ ἀπειλήσας λό γον </text:span></text:span><text:soft-page-break/><text:span text:style-name="AncientGreek_3a__20_Ἀρχαία_20_ἑλληνικά"><text:span text:style-name="T1">εἶπεν · ὦ ἀνειμένε καὶ ἔκλυτε , ὦ Μενέλαε, τί καὶ σὺ φείδῃ οὕτως ἀνδρῶν; ὄντως που ἄριστα πρός σε γέγονε κατὰ τὸν οἶκον παρὰ τῶν Τρώων · μη δεὶς τούτων διαφύγοι τὴν χαλεπὴν φθορὰν , καὶ τὰς ἡμετέρας χεῖρας · μηδὲ ὅντινα ἐν τῇ γαστρὶ ἡ μήτηρ νήπιον (ἄῤῥενα ) ὄντα βαστάζοι , μηδ᾽ οὗ τος ἀποφύγοι · ἀλλ᾿ ὁμοῦ πάντες ἐκ τῆς Ιλίου ἀπόλοιντο , ἄνευ κηδείας , καὶ ἀφανεῖς , ὡς μὴ δὲ μνημεῖον αὐτῶν παραλείπεσθαι· Οὕτως εἰπὼν παρέτρεψε τὴν τοῦ ἀδελφοῦ διάνοιαν ὁ ἥρως πρέποντα παραινέσας· ὁ δὲ ὤθησεν ἀφ᾽ ἑαυτοῦ τῇ χειρὶ῎Αδραστοντὸνἥρωα · τοῦτον δὲ ᾿Αγαμέμνων ὁ βασιλεὺς ἔτρωσε κατὰ τὴν λαγόνα · οὗτος δὲ κατέπεσεν · ὁ ὑἱὸς δὲ τοῦ ᾿Ατρέως λακτικῶς ἐπιβὰς τῷ στήθει η ἐξείλκυσε τὸ ἐκ μελίας δένδρου δόρυ . Ὁ Νέστωρ δὲ τοῖς Ἕλλησι παρεκελεύετο μεγάλως φωνήσας · ὦ προσφιλεῖς ἥρωες Ἕλληνες ὑπηρέται τοῦ ῎Αρεος , μηδεὶς νῦν σκύλων ἐπιθυμῶν , ὀπίσω μενέτω , ὡσὰν πλεῖστα κομίζων ἐπὶ τὰς ναῦς ἀφίκηται · ἀλλὰ τοὺς ἄνδρας ἀποκτείνωμεν · μετὰ ταῦτα δὲ καὶ ταῦτ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59 e / el el ~ ти ἐφ ' ἡσυχίας κατὰ τὸ πεδίον τοὺς τεθνεῶτας νεκροὺς ἀφαιρήσεσθε . Οὕτως εἰπὼν ἑκάστου ἰσχύν τε καὶ ψυχὴν παρώξυνεν . τότε δὴ οἱ Τρῶες ὑπὸ τῶν πο λεμικῶν Ἑλλήνων ἀνέβησαν ἂν εἰς τὴν Ἴλιον τῇ ἑαυ τῶν ἀσθενείᾳ δαμασθέντες , εἰ μὴ τῷ Αἰνείᾳ καὶ τῷ Εκτορι εἶπε παραγενόμενος Ελενος ὁ υἱὸς τοῦ Πριαμου ὁ ἐξόχως ἀριστος τῶν οἰωνοσκόπων . ὦ Αἰνεία καὶ Ἕκτορ , ἐπειδὴ ὁ κατὰ πόλεμον πόνος ὑμῖν μάλιστα τῶν Τρῴων , καὶ τῶν συμμάχων ἐρῄρεισται καὶ ἐπίκειται , διότι ἄριστοι ἐπὶ πᾶσαν ορθότητα ( ὁρμὴν ) ὑπάρχετε καὶ τοῦ φρονεῖν καὶ τοῦ μάχεσθαι , στῆτε αὐτόθι , καὶ τὸν στρατὸν κωλύοντες και τέχετε πρὸ τῶν πυλῶν , πανταχόσε πορευόμενοι , πρὶν ἂν ἐν ταῖς χερσὶ τῶν γυναικῶν πεσεῖν φεύ γοντας , τοῖς πολεμίοις δὲ χαρὰν καὶ εὐφροσύνην γενέσθαι . ἐπειδὰν δὲ τὰς τάξεις πάσας πρὸς πόλεμον παροξύνητε , ἡμεῖς μὲν τοῖς Ἕλλησι πολεμήσομεν αὐτοῦ καρτεροῦντες , καίπερ λίαν καταπονούμενοι ·ἀνάγκῃ γὰρ κατεπείγει καὶ βιάζεται· συ δὲ , ὦ Ἕκτορ , ἐπὶ τὴν πόλιν ἀπέρχου , εἶπε δὲ μετὰ ταῦτα τῇ σῇ μητρὶ καὶ ἐμῇ· αὕτη δὲ συναθροίζουσα τὰς γεραιὰς εἰς τὸν ναὸν τῆς εὐοφθάλμου Αθηνᾶς ἐν τῇ ἀκροπόλει , καὶ ἀνοίξασα τῇ κλειδὶ τὰς θύρας τοῦ ἱεροῦ δόμου , τὸν πέπλον ὃς αὐτῇ δοκεῖ λαμπρότατός τε καὶ μέγιστος εἶναι ἐν τῷ οἴκῳ , καὶ ἐκείνῃ αὐτῇ κατὰ πολὺ φίλτατος , θέτω ἐπὶ τοῖς γόνασι τῆς καλλικόμου ᾿Αθηνᾶς · καὶ ὑποσχέ σθαι αὐτῇ δώδεκα βοῦς ἐν τῷ ναῷ ἐνιαυσιαίας , ἀδαμάστους θύσειν , ἐὰν ἐλεήσῃ καὶ οἰκτείρῃ τὴν πόλιν , καὶ τὰς γυναῖκας ,καὶ τὰ μικρὰ τέκνα τῶν Τρώων · ἐὰν τὸν υἱὸν τοῦ Τυδέως αποστήσῃ τῆς ἱερᾶς Ιλίου , τὸν θηριώδη πολεμιστὴν , τὸν ἰσχυρὸν ἐπιστήμονα τῆς μάχης , ὃν δὴ ἐγὼ οἴομαι ἰσχυρότατον τῶν Ἑλλήνων εἶναι · οὐδὲ ᾿Αχιλλέα ποτὲ οὕ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61 ὦ τως ἐφοβούμεθα τὸν ἡγεμόνα τοῦ λαοῦ , ὃν λέγουσιν ἐκ θεᾶς εἶναι · ἀλλ᾽ οὗτος γε λίαν ἐνθουσιᾷ , οὐδέ τις δύναται ἐξισοῦσθαι αὐτῷ κατὰ δύναμιν . Οὕτως εἶπεν · ὁ ῞Εκτωρ δὲ οὐκ ἠπείθησε τῷ ἀδελφῷ . εὐθὺς δὲ ἐκ τοῦ δίφρου σὺν τοῖς ὅπλοις χαμαὶ κατεπήδη σε , κινῶν δὲ τὸ ὀξὺ δόρυ ἐπορεύθη πανταχόσε και τὰ τὸν στρατὸν παροξύνων μάχεσθαι ·ἤγειρε δὲ μάχην χαλεπήν . οὗτοι δὲ συνεστράφησαν , καὶ ἐναντίον ἔστησαν τῶν Ἑλλήνων · οἱ ῞Ελληνες δὲ ὑπεχώρησαν , τοῦ φόνουδὲ ἐπαύσαντο · ᾠήθησαν δέ τινα τῶν ἀθανάτων θεῶν ἐκ τοῦ οὐρανοῦ τοῦ </text:span></text:span><text:soft-page-break/><text:span text:style-name="AncientGreek_3a__20_Ἀρχαία_20_ἑλληνικά"><text:span text:style-name="T1">τοὺς ἀστέρας ἔχοντος κατελθεῖν , βοηθήσοντα τοῖς Τρῳσὶν , ἐπειδὴ συν εστράφησαν . Ο Εκτωρ δὲ μεγάλως βοήσας παρεκελεύετο τοῖς͵ Τρωσὶ , λέγων · ὦ Τρῶες , καὶ Λύκαι η καὶ Δάρδανοι συστάδην μαχόμενοι , ἀνδρεῖοι ὑπάρχετε, ὦ φίλοι , μνήσθητε δὲ ἰσχύος ὁρμητικῆς , μέχρι ἂν ἐγὼ πορευθῶ πρὸς τὴν Ιλιον , καὶ τοῖς γέρουσιν εἴπω τοῖς βουλευταῖς, καὶ ταῖς ἡμετέραις γαμεταῖς τοῖς θεοῖς εὔξασθαι , ὑποσχέσθαι δὲ θυσίας μεγάλας. Οὕτως εἰπὼν ἀπῆλθεν ὁ τὴν κόρων ταχέως κινῶν͵ Εκτωρ , περιέτυπτε δὲ αὐτὸν κατὰ τοὺς ἀστραγάλους , καὶ τὸν αὐχένα τὸ μέλαν δέρμα , ἤτοι ἡ δερματίνη περιφέρεια , ἡ ὑστάτη περιέκειτο τῆς ὀμφαλοὺς ἐχούσης ἀσπίδος. Γλαῦκος δὲ ὁ υἱὸς τοῦ Ἱππολόχου , καὶ ὁ υἱὸς τοῦ Τυδέως , εἰς τὸ μέσον ἀμφοτέρων τῶν στρατευμάτων συνήρχοντο , πολεμεῖν προθυμούμενοι· οὗτοι δὲ ἡνίκα δὴ ἐγγὺς ἐγένοντο ἀλλήλοις ἐπερχόμενοι , πρὸς τοῦ τον πρότερον εἶπεν ὁ κατὰ πόλεμον ἀγαθὸς Διομήδης · τίς δὲ σὺ ὑπάρχεις , ὦ βέλτιστε , ἀπὸ τῶν θνητῶν ἀνθρώπων; ουδεπώποτε γάρ σε τεθέαμαι ἐν τῇ μάχῃ τῇ δοξαζούσῃ τοὺς ἄνδρας τὸ πρότερον · νῦν δέ γε κατὰ πολὺ πάντας ὑπερβάλλεις τῇ σῇ εὐτολμίᾳ , ὅτε τὸ ἐμὸν μακρὸν δόρυ ὑπέμει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63 ~ νας · ἀθλίων δὲ καὶ κακοδαιμόνων ὑιοὶ τῇ ἐμῇ ἀπαντῶσιν ἰσχύι. εἰ δέ τις ἀπὸ τῶν ἀθανάτων θεῶν κατ τῆλθες ἀπὸ τοῦ οὐρανοῦ , οὐκ ἂν ἐγώ τοῖς οὐρανίοις θεοῖς πολεμοίην · καὶ γὰρ οὐδὲ ὁ υἱὸς τοῦ Δρύαντος , ὁ ἰσχυρὸς Λυκοῦργος ἐπὶ πολὺ ἦν , ὃς δὴ τοῖς οὐρανίοις θεοῖς διεφέρετο · ὅς τις ποτὲ τοῦ φλέγοντος ἰσχυρῶς καὶ ακμαζόντος καὶ ἐνθουσιῶντος Διονύσου τὰς τροφοὺς ἐδίωκε , κατὰ τὸ ἱερὸν ὄρος τὸ Νυσήιον · αὗται δὲ ὁμοῦ πᾶσαι τοὺς θύρσους εἰς γῆν κατέχεαι , ὑπὸ Λυκούργου τοῦ ἀνδροκτόνου τυπτόμεναι μάστιγι ·ὁ Διονυσος δὲ φοβηθεὶς κατέδυ εἰς τὸ κῦ· μα τῆς θαλάσσης· ἡ Θέτις δὲ ὑπεδέξατο αὐτὸν εἰς τὸν κόλπον φοβούμενον· τρόμος γὰρ ἰσχυρὸς κατεῖχεν αὐτὸν τῇ τοῦ ἀνδρὸς ἀπειλῇ . τούτῳ μὲν οὖν μετὰ ταῦτα ὠργίσθησαν οἱ θεοὶ οἱ ραδίως ζῶντες, καὶ ἐποίησεν αὐτὸν τυφλὸν ὁ τοῦ Κρονου υιὸς · οὐ το νυν ἔτ᾽ ἐπὶ πολὺ ἔζησεν · ἐπειδὴ πᾶσι τοῖς ἀθανάτοῖς θεοῖς ἐμισεῖτο . οὐδ᾽ ἐγὼ τοῖς μακαρίοις θεοῖς βουλοίμην ἂν μάχεσθαι· εἰ δέ τις εἶ ἀπὸ τῶν ανθρώπων , οἳ τὸν τῆς γῆς καρπὸν ἐσθίουσι , ἐγγύτε ρον παραγενοῦ , ὅπως ἂν τάχιον καταλάβῃς τὰ πέρατα τοῦ ὀλέθρου . Πρὸς τοῦτον δὲ ὁ λαμπρὸς υἱὸς τοῦ Ἱππολόχου ἔλεγεν · ὦ μεγαλόψυχε ὑπὲ τοῦ Τυδέως , τί δὴ τὴν γενεὰν ἐρωτᾶς ; οἵα ἐστὶν ἡ τῶν φύλλων γενεά , τοιαύτη ἐστὶ καὶ ἡ τῶν ἀνθρώπων · 기 τῶν φύλλωντὰ μὲν ἄνεμος χαμαι λέει επιγώνεται δὲ ท δρυμὸς ὁ πολυθαλής βλαστάνει , ἔαρος δ᾽δ᾽ ὥρη · οὕτω καὶ ἡ τῶν ἀνθρώπων γενεα , ἡ μὲν φύεται , ἡ δὲ ἀποπαύεται . εἰ δὲ βούλει , καὶ ταῦτα μάθε, ὅπως καλῶς γνῶς τὴν ἡμετέραν γενεάν , πολλοὶ δὲ αὐτὴν ἄνδρες οἶδασιν · ἔστι πόλις Εφυρα και τὰ τὸ ἐνδότερον μέρος τοῦ ἱπποτρόφου Αργους, ἐκεῖ δὴ Σίσυφος ἦν , ὃς πανουργότατος ἀνδρῶν ἐγένετο , ὁ Σίσυφος ὁ υἱὸς τοῦ ᾿Αιόλου · οὗτος τοίνυν ἐγέννησε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65 ὑἱὸν τὸν Γλαῦκον· οὗτος δὲ ὁ Γλαῦκοςἐγέννησε τὸν ἄμεμπτον͵ Βελλεροφόντην · τούτῳ δὲ οἱ θεοὶ κάλλος καὶ ἀνδρείαν ἐπέραστον παρέσχον · Προῖτος δὲ αὐ τῷ κακὰ ἐν τῇ ψυχῇ ἐβουλεύσατο , ὃς δὴ ἐκ τοῦ δήμου ἀπήλασεν , ἐπειδὴ κατὰ πολὺ κρείττων ἦν </text:span></text:span><text:soft-page-break/><text:span text:style-name="AncientGreek_3a__20_Ἀρχαία_20_ἑλληνικά"><text:span text:style-name="T1">τῶν Ἑλλήνων , Ζεὺς γὰρ ὑπὸ τὴν βασιλείαν αὐτοῦ τὸν δῆμον ὑπέταξεν · τούτου δὲ ἡ γαμετὴ τοῦ Προί του ἠράσθη ἡ ἔνδοξος῎Αντεια , συνευνασθῆναι αὐτῷ συνουσίᾳ λαθραίᾳ · ἀλλὰ τοῦτον οὐδαμῶς κατέπειθεν ἀγαθὰ φρονοῦντα τὸν συνετὸν Βελλεροφόντην . αὕτη δὲ ψευδῶς πρὸς Προῖτον τὸν βασιλέα ἔλεγεν . ὦ Προῖτε , αποθάνοις, ἢ ἀπόκτεινον τὸν Βελλεροφόντην , ἤτοι καλόν σοι ἀποθανεῖν , εἰ μὴ τιμωρήσῃ τοῦτον , ὅς τις ἐβουλήθησυνευνασθῆναι μοι συνουσίᾳ μὴ βουλομένη . Οὕτως εἶπε · τὸν βασιλέα δὲ κατέσχε θυμὸς , οἷον ἤκουσε · ἀποκτεῖναι γε μὴν ἐξέκλινε , σεβαστὸν γὰρ τοῦτο ἡγήσατο καὶ ἡδέσθη ἐν τῇ ψυχῇ , ἔπεμψεν δὲ αὐτὸν εἰς τὴν Λυκίαν , ἔδωκε δ᾽ οὗτος γράμματα χαλεπὰ , γράψαςἐν πινακιδίῳ ἐσφραγισμένῳἀλγει νὰ πλεῖστα · δεῖξαι δὲ αὐτὰ ἐκέλευσε τῷ ἑαυτοῦ πενθερῷ , ὅπως ἀποθάνοι . οὗτος δὲ ἐπορεύθη εἰς τὴν Λυκίαν σὺν ἀγαθῇ προπομπῇ τῶν θεῶν · ἀλλ᾿ ὅτε δὴ τὴν Λυκίαν κατέλαβε καὶ Ξάνθον τὸν ῥευματώδη ποταμὸν , φιλοφρόνως αὐτὸν ἐτίμα ὁ βασιλεὺς τῆς πλατείας καὶ μεγάλης Λυκίας · ἐπὶ ἐννέα ἡμέρας ἐξένισεν αὐτὸν , καὶ ἐννέα βοῦς ἔθυσεν . ἀλλ᾿ ὁπηνίκα δὴ ἡ δεκάτη ροδόχρους ἡμέρα͵ ἐφάνη , τότε αὐτὸν ἠρώτα , καὶ ἐζήτει τὸ γράμμα ἰδεῖν ὅπερ ἂν αὐτῷ παρα Προίτου τοῦ γαμβρού κομίζοι. ἐπεὶ δὲ τὸ χαλεπὸν γράμμα τοῦ γαμβροῦ ἐδέξατο , πρῶτον μὲν τὴν ἀκαταμάχητον Χίμαιραν ἐπέταξε ἀνελεῖν· αὕτη δὲ ἦν γέννημα θεῖον , οὐκ ἀνθρώπινον , τὰ μὲν ἔμπροσθεν λέων ἦν , τὰ δὲ ὄπισθε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67 αυτό ρὸς καιομένου ἀποπνέουσα · καὶ ταύτην μὲν ἀνεῖλε τοῖς τῶν θεῶν τέρασι , καὶ σημείοις πειθαρχήσας . τὸ δεύτερον δὲ τοῖς Σολύμοις ἐπολέμησε τοῖς ἐνδός ξοις · ἰσχυροτάτην δὲ ταύτην γε μάχην ἀνδρῶν εἶπεν εἰσελθεῖν , ἤτοι πολεμῆσαι . τὸ τρίτον δὲ ἀνεῖλεν ᾿Αμαζόνας τὰς τοῖς ἀνδράσιν αντιτασσομένας τούτῳ δὲ ἐπανιόντι ἄλλον δόλον ἰσχυρὸν κατεσκεύαζε · ἐκλεξάμενος ἐκ τῆς πλατείας καὶ μεγάλης Λυκίας ἄνδρας κρατίστους , ἐκάθισεν ἔνεδραν. οὗτοι δὲ οὐκ εἰς τουπίσω ἐπὶ τὸν οἶκον ὑπέστρεψαν · πάντας γὰρ ἀπέκτεινεν ὁ ἄμεμπτος Βελλεροφόντης. ἀλλ᾿ ὁπηνίκα δὴ ἐπέγνω θεοῦ ὑἱὸν ἀγαθὸν ὄντα , ἐκεῖ κατέσχεν αὐτὸν , ἔδωκε δ᾽ οὗτος τὴν ἑαυτοῦ θυγατέ ρα Κασσάνδραν· ἔδωκε δὲ αὐτῷ τῆς βασιλικῆς ἁπά σης τιμῆς τὸ ἥμισυ · ἔτι γε μὴν οἱ Λύκιοι χωρίον εξέταμον αὐτῷ ἐξόχως τῶν ἄλλων, καλὸν γῆς φυτευσίμου καὶ ἀροσίμου, ὅπως αὐτὸ καρποῖτο . αὕτη δὲ ἔτεκε τρία τέκνα τῷ συνετῷ Βελλεροφόντη , τόν τε Ισανδρον , καὶ τὸν Ἱππόλοχον , καὶ τὴν Λαοδάμειαν . τῇ μὲν οὖν Λαοδαμείᾳ συνευνάσθη ὁ βουλευτικὸς Ζεύς . αὕτη δὲ ἔτεκε τὸν ἰσόθεον Σαρπηδόνα τὸν πολεμιστήν . ἀλλ᾽ ἐπειδὴ δὴ καὶ ἐκεῖνος ἐμισεῖ το πασι τοῖς θεοῖς , οὗτος μὲν μόνος ἐπλανᾶτο κατὰ τὸ πεδίον τὸ Αλήιον, ἐν ᾧ οἷος αὐτὸςἠλᾶτο, τὴν ἑαυτοῦ ψυχὴν κατεσθίων, τὴν μετ᾿ ἀνθρώπων ἀναστροφὴν ἐκκλίνων . Ἴσανδρον δὲ τὸν υἱὸν αὐτοῦ ῎Αρης , ὁ ἀκόρεστος τοῦ πολέμου , μαχόμενον τοῖς ἐνδόξοις Σολύμοις ἐφόνευσε . τὴν δὲ Λαοδάμειαν ἡ καλλίδιφρος ῎Αρτεμις ὀργισθεῖσα ἀπέκτεινεν . ὁ Ἱππόλοχος δέ με ἐγέννησε , καὶ ἐκ τούτ του γενέσθαι φημί . ἔπεμψε δέ με εἰς Τροίαν , nai μοι πάνυ πολλὰ ἐνετείλατο αεὶ ἀνδραγαθεῖν , καὶ ὑπέροχον τῶν ἄλλων καὶ ἔκκριτον εἶναι · μὴ δὲ τὸ γένος τῶν προγόνων αἰσχύνειν , οἳ μάλα κράτιστοι ἐγένοντο ἔν τε τῇ Εφύρᾳ ( Κορίνθῳ ) καὶ ἐν τῇ πλατείᾳ καὶμὲ 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ΠΑΡΑΦΡΑΣΙΣ . 269 ~ με γάλῃ Λυκίᾳ . ταύτης δὴ τῆς γενεᾶς, καὶ τοῦ σπέρμα . τος εἶναικαυχῶμαι. Οὕτως εἶπεν . ἐχάρη δὲ ὁ κατὰ πόλεμον ἀγαθὸς Διομήδης . τὸ δόρυ μὲν οὖν κατέπηξεν ἐπὶ τῇ γῇ τῇ πολλοὺς βοσκούσῃ καὶ τρεφούσῃ · οὗ τος δὲ λόγοις προσηνέσι πρὸς τὸν βασιλέα τοῦ λαοῦ διελέγετο · ὄντως δή μοι φίλος πατρικὸς εἶ παλαιὸς· Οἰνεὺς γάρ ποτε ὁ ἔνδοξος τὸν ἄμεμπτον Βελλεροφόντην ἐξένισεν ἐν τοῖς οἴκοις , εἴκοσιν ἡμέρας κατασχὼν αὐτόν . οὗτοι δὲ καὶ ἀλλήλοις ἐχαρίσαντο περικαλλῆ ξένια . ὁ μὲν Οἰνεὺς ἔδωκε ζωστήρα φοινικίνῳ χρώματι λελαμπρυσμένον · ὁ Βελλεροφόντης δὲ χρυσοῦν ποτήριον διπλοῦν, τὴν βάσιν δηλονότι κοίλην ἔχον . καὶ κατέλιπον αὐτὸ ἐγὼ ἐρχόμενος , ἐν τῷ ἐμῷ οἴκῳ · τοῦ Τυδέως δὲ οὐ μέμνημαι· ἐπειδή νήπιον ἔντα κατέλιπεν , ὁπηνίκα ὁ τῶν Ἑλλήνων στρατὸς ἀπώλετο ἐν ταῖς Θήβαις . δι᾿ ὃ νῦν σοὶ μὲν ἐγὼ ξένος φίλος ἐν τῷμέσῳ τοῦ ᾿Αργους ὑπάρχω · σὺ δὲ ἐμοὶ ἐν τῇ Λυκίᾳ , ὅταν εἰς τὸν δῆμον τού των τῶν Λυκίων παραγένωμαι· τὰ δόρατα δὲ ἀλλήλων ἐκκλίνωμεν , καίτοι ἐν πλήθει ὄντες · καὶ γὰρ πολλοὶ μὲνἐμοὶ Τρῷες , καὶ ἔνδοξοι σύμμαχοι ,ἀπὸ κτείνειν ὃν ἂν θεὸς παράσχοι καὶ τοῖς ποσὶ καταλάβω . πολλοὶ δὲ πάλιν σοὶ Ἕλληνες , ἀναιρεῖν ὃν ἂν δύνῃ · τὰ ὅπλα δὲ ἀλλήλοις ἀντικαταλλάξωμεν, ὅπως καὶ οὗτοι μάθωσιν , ὅτι φίλοι πατρικοὶ και χώμεθα εἶναι . Οὕτω δὴ εἰπόντες, ἀπὸ τῶν ἵππων ὁρμήσαντες, τὰς ἀλλήλων χεῖρας ἔλαβον, καὶ πίστεις ἐποιήσαντο . τότε δὴ τῷ Γλαύκῳ ἐξεῖλε καὶ ἀπώλεσε τὴν διάνοιαν ὁ υἱὸς τοῦ Κρόνου ὁ Ζεὺς , ὃς πρὸς Διομήδην τὸν υἱὸν τοῦ Τυδέως ἤλλαττε τὰ ὅπλα , χρυσᾶ διδοὺς ἀντὶ χαλκῶν , καὶ ἑκατὸν βοῶν ἄξια , ἀντὶ ἀξίων ἐννέα βοῶν . Ο Εκτωρ δὲ ἐπειδὴ τὰς Σκαιὰς πύλας καὶ τὸν πύργον κατέλαβε περὶ αὐτὸν ἔτρεχον αἱ τῶν Τρῴων γυναῖκες , καὶ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71 θυγατέρες , ἐρωτῶσαι ὑπὲρ τῶν υἱῶν, καὶ τῶν ἀδελφῶν , καὶ τῶν συγγενῶν , καὶ τῶν ἀνδρῶν· αὐτὸς δὲ ἐκέλευσεν εὔχεσθαιτοῖς θεοῖς πάσας ἐφεξῆς· πολλαῖς δὲ λύπαιἐπήρτηντο..᾿Αλλ᾿ ὁπηνίκα δὴ τὸν περικαλλῆ οἶκον τοῦ Πριάμου κατέλαβε τὸν γλυπταῖς στοαῖς κα τεσκευασμένον · ἐν αὐτῷ δὲ πεντήκοντα ἐνῆσαν δωμάτια ἀπὸ λίθου ἐξεσμένου , ἐγγὺς ἀλλήλων κατεσκευασμένα · ἔνθα δὴ οἱ ὑιοὶ τοῦ Πριάμου ἐκοιμῶντο σύν ταῖς ἑαυτῶν γυναιξὶ ταῖς κατὰ μνηςείας γαμηθείσαις · τῶν θυγατέρων δὲ ἐκ τοῦ ἑτέρου μέρους απαντικρν , ἐντὸς τῆς αὐλῆς , δώδεκα ἦσαν δωμάτια ὑπερῷα ἀπὸ λίθου ἐξεσμένου , ἐγγὺς ἀλλήλων ᾠκοδομημένα · ἔνθα δὴ οἱ γαμβροὶ ἐκοιμῶντο τοῦ Πριάμου σὺν ταῖς αἰ δοῦς αξίαις γαμεταῖς · τηνικαῦτα αὐτῷ ἦλθεν ἐξεναντίας ἡ μήτηρ , ἡ δῶρον παρὰ τῆς φύσεως ἔχουσα τὸ εἶναι ἠπία , εἰς τὴν Λαοδίκην ἀπερχομένη , τὴν κατὰ μορφὴν ἀρίστην πασῶν τῶν θυγατέρων αὐτῆς · ἐνέφυ δ᾽ οὖν τῇ χειρὶ αὐτοῦ , ἤτοι περιέλαβεν αὐτῷ τὴν χεῖρα , καὶ λόγον εἶπε , καὶ ἐξ ὀνόματος ἐκάλει· ὦ τέκνον , τίποτε καταλιπῶν τὸν θρασὺν πόλεμον ἦλθες ἐνθάδε ; ὄντως δὴ λίαν καταπονοῦσιν οἱ κακώνυμοι υιοὶ τῶν Ἑλλήνων , μαχόμενοι περὶ τὴν πόλιν · σὲ δὲ ἀνέπεισεν ἡ ψυχὴ δεῦρο παραγενόμενον αραι τὰς χεῖρας, καὶ εὔξασθαι τῷ Διὶ ἐκ τῆς ἀκροπόλεως · ἀλλ᾿ ἀνά μενε , ὅπως ἄν σοι οἶνον ἥδιον ἐνέγκω , ἵνα θύσῃς τῷ Διὶ τῷ πατρὶ , καὶ τοῖς ἄλλοις αθανάτοις θεοῖς πρῶ τον μετὰ ταῦτα δὲ καὶ σὺ ὠφεληθῇς, ἐὰν πίῃς , ἀνδρὶ γὰρ κεκοπιακότι τὴν δύναμιν μεγάλως αὔξει ὁ οἶνος , ὥσπερ σὺ κεκοπίακας βοηθῶν τοῖς σοῖς πολίταις Ταύτῃ δὲ ἀπεκρίνατο μετὰ ταῦθ᾽ ὁ μέγας " Εκτωρ ὁ ῥᾳδίως τὴν περικεφαλαίαν κινῶν · μή μοι οἶνον ἱλαρω τέρους τοὺς χρωμένους ποιοῦντα πρόφερε , </text:span></text:span><text:soft-page-break/><text:span text:style-name="AncientGreek_3a__20_Ἀρχαία_20_ἑλληνικά"><text:span text:style-name="T1">ὦ σεβαστὴ μῆτερ , μήπως με εκνευρίσῃς καὶ ἀπογυμνώσῃς τῆς δυνάμεως , καὶ ἐπιλάθωμαι τῆς ἰσχύος · χερσὶ δὲ μεμολυσμένοις τῷ Διὶ θύειν οἶνον θερματικὸν εὐλα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73 ~ ~ βοῦμαι, οὐδέ πη θέμις τῷ τὰ μέλαινα νέφη συνάγον τι ὑἱῷ τοῦ Κρόνου εὔχεσθαι τὸν αἵματι καθαρῷ , καὶ μετὰ κόνεως μεμιγμένῳ μεμολυσμένον . ἀλλὰ σὺ μὲν πρὸς τὸν ναὸν τῆς λαφυραγωγοῦ ᾿Αθηνᾶς ἴθι μετὰ θυ μιαμάτων αθροίσασα τὰς πρεσβύτιδας · ὃς τις δὲ ἀπὸ τῶν πέπλων σοι λαμπρότατος , καὶ μέγιστος ὑπάρχει ἐν τῷ οἴκῳ , καὶ σοὶ αὐτῇ πάνυ προσφιλές στατος, τοῦτον θὲς ἐπὶ τοῖς γόνασι τῆς καλλικόμου ᾿Αθηνᾶς , καὶ ὑπόσχου αὐτῇ δώδεκα βοῦς ἐν τῷ ναῷ ἐνιαυσιαίας , ἀδαμάστους θύσειν , ἐὰν οἰκτείρῃ τήν τε πόλιν, καὶ τὰς γυναῖκας, καὶ τὰ μικρὰ παιδία τῶν Τρῴων , ἐὰν τὸν υἱὸν τοῦ Τυδέως ἀποστήσῃ τῆς ἱε ρᾶς Ιλίου τὸν θηριώδη πολεμιστὴν , τὸν ἰσχυρὸν ἐπι· στήμονα τῆς μάχης · ἀλλὰ σὺ μὲν ἐπὶ τὸν ναὸν τῆς λαφυραγωγοῦ ᾿Αθηνᾶς ἔθι· ἐγὼ δὲ πρὸς τὸν ᾿Αλέξανδρον πορεύσομαι, ἵνα αὐτὸν καλέσω , ἐὰν ἐθέλῃ εἰ πόντος μου ὑπακούειν · ὡς εἴθε αὐτῷ αὐτόθι διασταίη ἡ γῆ · μέγα γὰρ βλάβος αὐτὸν ἔτρεφεν ὁ Οὐράνιος τοῖς τε Τρωσί , καὶ τῷ μεγαλοψύχῳ Πριάμῳ , καὶ τοῖς τούτου τέκνοις · ἐι ἐκεῖνον γε θεασαίμην καταβάντα εἰς " Αιδου , ὑπολάβοιμι ἂν κατὰ τὴν ἐμὴν διάνοιαν ἐπιλαθέσθαι τῆς ἀτερποῦς ταλαιπωρίας . Οὕτως εἶπεν . αὕτη δὲ ἐλθοῦσα εἰς τὸν οἶκον ταῖς θεραπενίσιν ἐκέλευσεν · αὗται δὲ συνήθροισαν κατὰ τὴν πόλιν τὰς πρεσβύτιδας · αὐτὴ δὲ εἰς τὸ εὐῶδες καὶ τεθυμιασμένον δῶμα κατέβη , ὅπου ἦσαν αὐτῇ οἱ πεποικιλμένοι καὶ πολύχροι πέπλοι, ἔργα γυναικῶν τῶν ἀπὸ τῆς Σιδῶνος , ἃς αὐτὸς ὁ θεοῦ εἶδος ἔχων ᾿Αλέξανδρος ἤγαγεν ἐκ τῆς Σιδῶνος, ἐπιπλεύσας, τὴν πλατεῖαν θάλασσαν , κατ᾿ αὐτὴν τὴν ὁδὸν , καθ᾽ ἣν τὴν εὐγενῆ Ἑλένην ἀνήγαγε . τούτων τῶν πέρ πλων ἕνα ἄρασα ἡ Ἑκάβη , προσέφερε δῶρον τῇ ᾿Αθηνᾷ , ὃς ὡραιότατος ἦν διαφόροις καλλωπίσμασι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 275 καὶ μέγιστος , ἐξέλαμπε δὲ καθάπερ ἀστὴρ · ἔκειτο δὲ ἔσχατος τῶν ἄλλων · ὥρμησε δὲ πορεύεσθαι, πολλαὶ δὲ ἐπηκολούθουν πρεσβύτιδες : Αὗται δὲ ὁπηνίκα τὸν ναὸν κατέλαβον τῆς ᾿Αθηνᾶς ἐν τῇ ἀκροπόλει, ἤνοιξε τας θύρας αὐταῖς ἡ περικαλλὴς Θεανώ , ἡ θυγάτηρ τοῦ Κισσέως, ἡ γυνὴ τοῦ ἱπ πικοῦ Αντήνορος · ταύτην γὰρ οἱ Τρῶες ἐποίησαν λειτουργὸν τῆς ᾿Αθηνᾶς · αὗται δὲ πᾶσαι σὺν φω νῇ θρηνητικῇ ἀνέτειναν τὰς χεῖρας · ἡ δὲ εὐειδής Θεανώ τὸν πέπλον λαβοῦσα , ἔθηκεν ἐπὶ τοῖς γόνασι τῆς καλλικόμου ᾿Αθηνᾶς · θεοκλιτοῦσα δὲ νύχετο τῇ θυγατρὶ τοῦ μεγάλου Διὸς , λέγουσα · ὦ σεβαστη ᾿Αθηνᾶ , φύλαξ τῶν πόλεων , ειδοξοτάτη τῶν θεῶν , σύντριψον νῦν τὸ δόρυ τοῦ Διομήδους , καὶ αὐτὸν πεσεῖν ἐπὶ πρόσωπον δὸς , ἔμπροσθεν τῶν Σκαιῶν πυλῶν · ὅπως σοι νῦν εὐθὺς δώδεκα βοῦς ἐν τῷ ναῷ ἐνιαυσιαίας , ἀδαμάστους θύσωμεν , ἐὰν οἰκτείρῃς τήν τε πόλιν , καὶ τὰς γυναῖκας, καὶ τὰ μικρὰ παιδία τῶν Τρῴων . Οὕτως εἶπεν εὐχομένη · τῷ νεύματι δὲ ἠρνεῖτο ἡ πολεμικὴ ᾿Αθηνᾶ . Οΰτως αὗται μὲν ηύχοντο τῇ θυγατρὶ τοῦ μεγάλου Διός · Ὁ ῞Εκτωρ δὲ εἰς τὰ περικαλλῆ δώματα τοῦ ᾿Αλεξάνδρου ἐπορεύθη , ἃ δὴ αὐτὸς κατεσκεύασε μετά ἀνδρῶν , οἳ τότε ἄριστοι ἦσαν ἐν τῇ εὐγέῳ Τροίᾳ , ἄνδρες οἰκοδόμοι , οἵτινες αὐτῷ ᾠκοδόμησαν νυμφικὸν κοιτωνίσκον , καὶ ἀνδρῶνα , καὶ ἔξω αὐλὴν ἐγγὺς τοῦ Πριάμου καὶ ῞Εκτορος εν τη ακροπόλει. ἐκεῖ δὴ Ἕκτωρ εἰσῆλθεν ὁ φίλος τοῦ Διὸς · ἐν </text:span></text:span><text:soft-page-break/><text:span text:style-name="AncientGreek_3a__20_Ἀρχαία_20_ἑλληνικά"><text:span text:style-name="T1">τῇ χειρὶ δὲ και τεῖχε δόρυ ἕνδεκα πηχῶν , ἔμπροσθεν δὲ ἔλαμπεν ἡ τοῦ δόρατος σιδηρᾶ ἐπιδορατὶς, χρυσοῦς δὲ περιέκειτο πόρκης, ἤτοι κρίκος ὁ συνέχων τὸν σίδηρον πρὸς τὸ ξύλον τοῦ δόρατος · τοῦτον δὲ εὗρεν ἐν τῷ δωματίῳ περιέποντα καὶ ἐπιμελούμενον τῶν ωραίων αὐτοῦ ὅπλων , τῆς τε ἀσπίδος , καὶ τοῦ θώρακος , καὶ τὸ ἐπικαμπὲς τόξον μεταχειριζόμενον · ἡ Ἑλληνὶς δὲ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77 • δή Ἑλένη μετὰ τῶν γυναικῶν τῶν δούλων αὐτῆς ἐκάθητο καὶταῖς θεραπενίσι περὶ τῶν ἔργων ἐπέταττε τοῦτον δὲ ὁ ῞Εκτωρ θεασάμενος ωνείδισε καὶ ἐλοιδόρησε λόγοις͵ αἰσχροῖς λέγων · ὦ κακόδαιμον , οὐ καλῶς δὴ ταύτην τὴν ὀργὴν ἔθου ἐν τῇ ψυχῇ · οἱ μὲν λαοὶ ἀπόλλυνται περὶ τὴν πόλιν , καὶ τὸ ὑψηλὸν τεῖχος μαχόμενοι· ἕνεκα δὲ σοῦ ὁ πόλεμος καὶ ἡ μάχη περὶ τήνδε τὴν πόλιν ἀνῆπται· σὺ δὲ ὀφείλεις μάχεσθαι καὶ ἄλλῳ , εἴτινα ἀμελοῦντα τοῦ μισητοῦ πολέμου θεάσαιο ἀλλ᾽ ἀνάστα , μήπως ταχέως ἡ πό λις ὑπὸ πυρὸς φθαρτικοῦ κατακαῇ . Πρὸς τοῦτον δὲ ὁ θεοῦ εἶδος ἔχων ᾿Αλέξανδρος εἶπεν · ὦ Ἕκτορ , ἐπειμε κατὰ τὸ πρέπον ἐλοιδόρησας , οὐδὲ παρὰ τὸ πρέπον , τούτου χάριν ἐρῶ σοι · σὺ δὲ νόησον , καὶ ἄκουσόν μου ·οὐδαμῶς ἐγὼ ὀργῇ τῇ πρὸς τοὺς Τρῷας , οὐδ᾽ ἀναξιοπαθήσει τοσοῦτον ἐκαθήμην ἐν τῷ δώματι, ἐβουλόμην δὲ ἐκ τῆς συμβάσης μοι λύπης ἐκ τῆς ἥττης παρατροπήν τινα καὶ παραμυθίαν εὑρεῖν , καὶ εἶξαι τῇ συμφορᾷ , καὶ ἡσυχᾶσαι· νῦν δέ με παραινέσασα ἡ γαμετη λόγοις προσηνέσι καὶ πραέσι παρώρμησε καὶ διήγειρεν εἰς πόλεμον · δοκεῖ δὲ καὶ ἐμοὶ αὐτῷ οὕτως ἔσεσθαι βέλτιον · ἡ νίκη δὲ ἐξ ἀμοιβῆς παραγίνεται , ἐναλλαξ πρὸς ἄλλον καὶ ἄλλον χωροῦσα · ἀλλ᾽ ἄγε νυνὶ ἀνάμεινον , ὅπως ἐνδιθῶ τὰ πολεμικὰ ὅπλα : ἣ πορεύου , ἐγὼ δὲ μετὰ σὲ ἐλεύσομαι · οἴομαι δέ σε καταλήψεσθαι . Οὕτως εἶπε . πρὸς αὐτὸν δὲ οὐδὲν εἶπεν ὁ ραδίως τὴν περικεφαλαίαν κινῶν Εκτωρ . πρὸς τοῦτον δὲ ἡ Ελένη λόγοις πραέσι καὶ προσηνέσιν ἔλεγεν : ὦ ἀνδραδελφς ἐμοῦ τῆς ἀναιδοῦς, τῆς κακοβούλου , τῆς φρικτῆς , καὶ χαλεπης , ὡς͵ εἴθε τῇ ἡμέρᾳ ἐκείνῃ , ὅτε με τὴν ἀρχὴν ἔτεκεν ἡ μήτηρ , συςροφή τις καί ῥύμη ἀνέμου ᾤχετο προφέρουσά με εἰς ὄρος, ἢ εἰς κῦμα τῆς πολυταράχου θαλάσσης, ὅπε με ἀπέπνιξεν ἂν , πρὶν ἢ τὰ ἔργα ταῦτα γενέσθαι · ἐπεὶ δὲ ταῦτα τὰ κακὰ οὕτως οἱ θεοὶ ἐτελεί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79 \ ωσαν , ἀνδρὸς μετὰ ταῦτα κρείσσονος εἴθε εἴην γυνή , ὃς οἶδεν ἀναξιωπάθησιν , καὶ ονείδηπολλα ἀνθρώπων· τούτῳ δὲοὔτε νῦν λογισμός ( διάνοια) βέβαιόςἐστιν , οὔτε μετὰ ταῦτα ἔσται , δι᾿ ὃ καὶ παραπολαύσειν αὐτὸν τῆς μωρίαςὑπολαμβάνω . ἀλλ᾿ ἀγενῦν εἴσελθε , καὶ κάθισον ἐπὶ τούτῳ τῷ δίφρῳ , ἀνδραδελφε , ἐπειδή σε κόπος κατὰ διάνοιαν λίαν κατέλαβεν , ἕνεκα ἐμοῦ τῆς ἀναι δοῦς , καὶ ἕνεκα τῆς βλάβης τοῦ ᾿Αλεξάνδρου , οἷς ἐπέθηκεν ὁ Ζεὺς μοῖραν καὶ τύχιν κακὴν , ἵνα καὶ εἰς τὸ μετὰ ταῦτα ὑπάρχωμεν μετ᾿ ὡδῆς μνημονευόμενοι τῆς μεταγενέστεροις ἀνθρώποις . Ταύτῃδὲ ἀπεκρίνατο με τὰ ταῦτα ὁ μέγας Εκτωρ ὁ συνεχῶς τὴν περικεφαλαίαν κινῶν· ὦ Ἑλένη , μή με ποίει καθίσαι, καίπερ φι λοῦσα , οὐ γὰρ καταπείσεις με : ἤδη γάρ μοι ή ψυχή ἐφώρμηται ὅπως βοηθήσω τοῖς Τρῳσὶν , οἳ μεγάλως ἔχουσι πόθον ἐμοῦ ἀπόντος· ἀλλὰ σὺ διέγειρε τοῦτον , σπευδέτω δὲ καὶ αὐτὸς , ὅπως ἂν ἐμὲ καταλάβῃ ἐντὸς ἔτι τῆς πόλεως ὄντα · καὶ γὰρ ἐγὼ ἀπελεύσομαι εἰς τὸν οἶκον μου, ὅπως θεάσωμαι τοὺς οἰκείες ( ἐν τῷ </text:span></text:span><text:soft-page-break/><text:span text:style-name="AncientGreek_3a__20_Ἀρχαία_20_ἑλληνικά"><text:span text:style-name="T1">οἴκῳ ) , καὶ τὴνἀγαπητὴν γυναῖκα , καὶ τὸν μικρὸνυἱὸν· οὐ γάρ τι οἶδα, εἰ πάλιναὐτοῖς ἐξ ὑποστροφῆς ἐλεύσομαι μετὰ ταῦτα , ἢ ἤδη με οἱ θεοὶ δαμάσουσι καὶ φονεύσουσιν ῾Ελλήνων χερσί . Οὕτω δὴ εἰπῶν , ἀπῆλθεν ὁ συνεχῶς τὴν περικεφαλαίαν κινῶν Εκτωρ . ταχέως δὲ μετὰ ταῦτα ἀφίκετο εἰς τὸν οἶκον τὸν καλῶς οἰκούμενον , οὐχ εὗρε δὲ ἐν τῷ οἴκῳ ᾽Ανδρομάχην τὴν λευκὰς ἔχουσαν τὰς ὠλένας , ἀλλ᾿ αὕτη μετὰ τοῦ παιδὸς, καὶ τῆς καλῶς ἐνδεδυμένης θεραπαίνης ἐπὶ τῷ πύργῳ ἵστατο ὀλολύζουσα καὶ θρηνοῦσα . ὁ ῞Εκτωρ δὲ ἐπειδὴ οὐκ ἔνδον κατέλαβε ( εὗρεν ) τὴν ἄμεμπτον γαμετὴν , ἔσηπαρὰτὸν βατῆρατῶνθυρῶν ἐλθὼν , μετὰ τοῦτο δὲ εἶπε ταῖς δούλαις·ἄγε δή ὦ δοῦλαι, εἴπατε τἀληθῆ · ποῦ ἀπῆλθεν ἐκ τοῦ οἴκου ή λευκοβραχίων ᾿Ανδρομάχη , ἢ εἴς τινα οἶκον τῶν ἀν δραδέλφων,ἢ τῶν καλῶς ἐσταλμένων συννύμφων , ἢ μονα ท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81 ས εἰς τὸν ναὸν τῆς ᾿Αθηνᾶς ἐπορεύθη , ὅπου αἱ ἄλλαι καλλίκομοι Τρμάδες εξιλεοῦνται τὴν φοβερὰν θεάν. Πρὸς τοῦτον δὲ ἡ ἐνεργὸς καὶ σπουδαία φύλαξ τοῦ οἴκου εἶπε λόγον · ὦ ῞Εκτορ , ἐπειδή με πάνυ ἐκέλευσας τἀληθῆ εἰπεῖν , οὔτε που εἰς οἶκον τῶν ἀνδραδέλφων , οὔτε τῶν καλῶς ἐσταλμένων συννύμφων , οὔτε εἰς τὸν ναὸν τῆς ᾿Αθηνᾶς ἐπορεύθη , ὅπου αἱ ἄλλαι καλλίκομοι Τρῳάδες ἐξιλεοῦνται τὴν φοβερὰν θεαν · ἀλλ᾿ ἐπὶ τὸν μέγαν πύργον ἀπῆλθε τῆς Ἰλίου , διότι ἤκουσε τους Τρῷας καταπονεῖσθαι , νίκην δὲ εἶναι μεγά λην τῶν Ἑλλήνων . αὕτη μὲν οὖν ἐπὶ τὸ τεῖχος σπεύ δουσα ἀφίκετο , μαινάδι ὁμοία , ἅμα δ᾽ αὐτῇ καὶ ἡ τροφὸς φέρει τὸν παῖδα · εἶπε δὴ ἡ γυνὴ ἡ φύλαξ τοῦ οἴκου . ὁ ῞Εκτωρ δὲ ἀφώρμησεν ἐκ τοῦ οἴκου διά τῆς αὐτῆς πάλιν ὁδοῦ κατὰ τὰς καλῶς · οἰκουμένας ὁδούς . ὁπηνίκα δὲ τὰς πύλας κατέλαβε , διελθὼν τὴν μεγάλην πόλιν , τὰς Σκαιὰς , ὅπου δὴ ἔμελλεν ἐξελθεῖν (ἐξιέναι) εἰς τὸ πεδίον , ἐκεῖ ἡ ἐπὶ πολλοῖς δώροις γαμηθεῖσα γυνὴ ἐξεναντίας ἦλθε τρέχουσα Ανδρομάχη ἡ θυγάτηρ τοῦ μεγαλοψύχου Ηετίωνος · Ηετίωνὃς κατῴκει ἐν τῇ Ὑποπλάκῳ υλώδει Θήβῃ τῇ Ὑποπλακίᾳ τῶν Κιλίκων ἀνδρῶν βασιλεύων , τούτου δὴ ή θυγάτηρ ἐγεγάμητο Εκτορι τῷ πολεμιστῇ · αὕτη με τὰ ταῦτα ἀπήντησεν αὐτῷ · σὺν αὐτῇ δὲ ἐπορεύετο καὶ ἡ θεράπαινα , τὸν παῖδα πρὸς τῷ κόλπῳ βαστάζουσα , ἀπαλόφρονα , μικρὸν παντελῶς τὸν ἀγαπητὸν υἱὸν τοῦ Ἕκτορος, τὸν περικαλλεῖ τε καὶ λαμπρῷ ἀστέρι παραπλήσιον , ὃν δὴ ῞Εκτωρ ἐκάλει Σκαμάνδριον , οἱ ἄλλοι δὲ ᾽Αστυάνακτα ͵ μόνος γὰρ ὁ Εκτωρ ἔσωζε τὴν Ἴλιον . οὗτος μὲν οὖν ἐμειδίασεν ἀποβλέψας εἰς τὸν παῖδα μετὰ σιγῆς , ἡ᾿Ανδρομά χη δὲ πλησίον παρέστη αὐτῷ δακρύουσα , ἐνέου δὲ αὐτῷ τῇ χειρὶ , ἤτοι δυσαποσπάστως ελάβετο τῆς χειρὸς αὐτοῦ , καὶ λόγον εἶπε , καὶ ἐξ ὀνόματος εκ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83 μνηλει . ὦ μακάριε καὶ εὔδαιμον , ἀπολεῖ σε ἡ σὴ ἀν δρεία , οὐδ᾽ ἐλεεῖς καὶ οἰκτείρεις τὸν νήπιόν σου υἱὸν , καὶ ἐμὲ τὴν δυστυχῆ , ἣ ταχέως χήρα καὶ ἐστερημένη σοῦ ἔσομαι · ταχέως γάρ σεαποκτενοῦσιν οἱ Ἕλληνες πάντες ὁρμήσαντες, ἐμοὶ δὲ ἐπικερδέστερον ἂν εἴη σοῦ ἀποτυχούσῃ καὶ στερηθείσῃ τὴν γῆν ὑπεισδῦναι · οὐκέτι γὰρ ἄλληἔσται μοι παραμυθία , ἐπειδὰν σὺ ἐπισπασῃ τὸν θάνατον , ἀλλὰ λύπαι · οὐδ᾽ ἔστι μοι πατὴρ καὶ ἡ σεβαστὴ μήτηρ · τὸν μὲν γὰρ πατέρα τὸν ἐμὸν ἀπέκτεινεν ὁ ἔνδοξος Αχιλλεὺς , ἐξεπόρθησε δὲ τὴν πόλιν τὴν καλῶς οἰκουμένην τῶν Κιλίκων τὴν ὑψηλὰς πύλας ἔχουσαν Θήβην · ἀπέκ τεινε δὲ τὸν Ηετίωνα , οὐδὲ ἐσκύλευσεν </text:span></text:span><text:soft-page-break/><text:span text:style-name="AncientGreek_3a__20_Ἀρχαία_20_ἑλληνικά"><text:span text:style-name="T1">αὐτὸν · ᾐδέσθη γὰρ τοῦτό γε ἐν τῇ ἑαυτοῦ ψυχῇ · ἀλλὰ κατέκαυσεν αὐτὸν σὺν τοῖς ποικίλοις ὅπλοις, καὶ μεῖον ἐπέχειν · πτελέας δὲ περιεφύτευσαν αἱ νύμφαι αἱ ἐν τοῖς ὄρεσι διατρίβουσαι, αἱ θυγατέρες τοῦ Διὸς τοῦ τὴν αἰγίδα φοροῦντος · οἵτινες δέ μοι ἑπτὰ ἀδελφοὶ ἦσαν ἐν τοῖς οἴκοις , οὗτοι μὲν πάντες ἐν μιᾷ ἡμέρᾳ ἐπορεύθησαν εἰς "Αιδου · πάντας γὰρ ἐφόνευσεν ὁ ταχύπους ἔνδοξος Αχιλλεὺς , ἐπὶ ταῖς βου σὶ ταῖς ἑλισσούσαις τοὺς πόδας κατὰ τὴν πορείαν , καὶ τοῖς λευκοῖς προβάτοις· τὴν μητέρα δὲ , ἥτις ἐβασίτη ὑλώδει Ὑποπλάκῳ , ταύτην ἐπειδὴ ἐνθάδε ἤγαγε σὺν τοῖς ἄλλοις κτήμασιν , πάλιν οὗτοςἠλευ θέρωσεν αὐτὴν , ἄπειρα , ἤτοι πλεῖστα λύτρα λαβὼν ἐν τοῖς οἴκοις δὲ τοῦ πατρὸς ἔτρωσεν αὐτὴν ἡ τοξότις ῎Αρτεμις . ὦ ῞Εκτορ , σὺ δέ μοι ὑπάρχεις πατὴρ , καὶ σεβαστὴ μήτηρ , καὶ ἀδελφὸς , σὺ δέ μοι ἀγαπητὸς σύνευνος · ἀλλ᾽ ἄγε νῦν ἐλέει καὶ οἴκτειρε , καὶ αὐ τόθι μένε ἐπὶ τῷ πύργῳ , μήπως ποιήσῃς τὸν σὸν παῖδα ὀρφανὸν , καὶ τὴν γυναῖκα χήραν . τὸν στρα τὸν δὲ στῆσον παρὰ τὴν ἀγρίαν συκῆν, ὅπου μάλιστα βάσιμός ἐστιν ἡ πόλις , καὶ τὸ τεῖχος ἐπίδρομον , ἤτοι κατωφερὲς , καθ᾽ ὅ ἐστιν ἐπιδραμεῖν κατερχόμενο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85 ἀπὸ τοῦ τείχους· τρὶς γὰρ αὐτοῦ ἐλθόντες οἱ κρά τιστοί επειράσαντο οἱ περὶ τοὺς δύο Αἴαντας καὶ τὸν ὑπερένδοξον Ιδομενέα , καὶ οἱ περὶ τοὺς ὑἱοὺς τοῦ ᾿Ατρέως , καὶ τὸν ἰσχυρὸν υἱὸν τοῦ Τυδέως . ἤ τις που αὐτοῖς εἶπεν ἔμπειρος μαντειῶν , ἢ δὴ καὶ αὐτῶν ἡ ψυχὴ προτρέπει καὶ παρακελεύεται . Πρὸς ταύτην δὲ ὁ μέγας ῞Εκτωρ ὁ συνεχῶς τὴν περικεφαλαίαν κινῶν εἶπεν· ὄντως καὶ ἐμοὶ ταύτα πάντα δια φροντίδος ἐστὶν , ὦ γύναι· ἀλλὰ πάνυ δεινῶς αἰδοῦμαι τοὺς Τρῷας, καὶ τὰς Τρῳάδας τὰς ἑλκούσας τοὺς πέπλους, ἐὰν , καθάπερ δειλὸς , πόῤῥω τοῦπο λέμου φεύγω · οὐδέ με ἡ ψυχὴ προτρέπει , ἐπειδὴ ἔμαθον εἶναι ἀνδρεῖος ἀεὶ , καὶ ἐν τοῖς πρωταγων σταῖς τῶν Τρῴων πολεμεῖν , κτώμενος τοῦ τε πατρὸς εύκλειαν μεγάλην , καὶ ἐμὴν αὐτοῦ · καλῶς γὰρ ἐγὼ τοῦτο ἐπίσταμαι κατὰ λογισμὸν καὶ διάνοιαν · ἔσται ἡμέρα , ὅταν ποτὲ ἡ ἱερὰ Ιλιος ἀπόληται , καὶ ὁ Πρίαμος , καὶ ὁ λαὸς τοῦ πολεμικοῦ Πριάμου , ἀλλ᾽ ὄν μοι τοσοῦτον διὰ φροντίδος ἐστὶν ἡ λύπη , καὶ τὸ πάθος τῶν Τρῴων , οὔτε αὐτῆς Ἑκάβης , οὔτε τοῦ βασιλέως Πριάμου , οὔτε τῶν ἀδελφῶν, οἳ πολλοὶἂν καὶ γενναῖοι πέσοιεν ἐν τῇγῇ ὑπ᾿ ἀνδρῶν πολεμικῶν , καὶ ἐχθρῶν , ὅσον σοῦ , ὁπηνίκα ἄν τις τῶν σιδηροθωράκων Ἑλλήνων δακρύουσαν ἐπάγηται , ἀφελόμενος τὴν ἐλευθέραν ἡμέραν , καὶ ἐν Ἄργει οὖσα ὑπ᾽ ἄλλης κελευομένη ἱστὸν ἂν ἐργάζοιο , καὶ ὕδωρ ἂν φέροις ἀπὸ τῆς Μεσηίδος , ἢ τῆς Υπερείας πηγῆς , πάνυ βιαζομένη · ἰσχυρὰ δέ σοι ἀνάγκη ἐπικείσεται · καί ποτέ τις ἂν ἔιπῃ θεασάμενός σε δακρύουσαν · ῞Εκτορος αὕτη ἐστὶ γυνὴ , ὃς ἐν τῷ πολεμεῖν ἠρίστευε τῶν ἱππικῶν Τρῴων , ὅτε περὶ τὴν Ἴλιον ἐπολέμουν . οὕτω ποτέ τις λέξει , σοὶ δὲ και νὴ λύπη γενήσεται , ἐνδείᾳ καὶ στερήσει ἀνδρὸς τοι-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87 ούτου ἀποσοβεῖν τὴν δουλικὴν ἡμέραν . ἀλλ᾽ εἴθε ἀποθανόντα με γῆ κεχυμένη κατακαλύπτοι, πρίν τι τῆς σῆς ὀλολυγῆς καὶ τοῦ σοῦ ἑλκυσμοῦ αἰσθέσθαι . Οὗ τως εἰπὼν , τοῦ ἑαυτοῦ παιδὸς κινηθεὶς ἥψατο ὁ λαμπρὸς Εκτωρ , ὀπίσω δὲ ο παῖς εἰς τὸν κόλπον τῆς εὐειματούσης τροφοῦ ἐκάμφθη βοῶν , ταραχθεὶς ἐπὶ τῇ ὄψει τοῦ ἀγαπητοῦ πατρὸς , φοβηθεὶς τὸν σίδηρον , καὶ τὸ τῆς περικεφαλαίας ἄκρον τὸ τὰς ἱππείας τρίχας ἔχον , φοβερῶς ἀπὸ τῆς ἄκρας περικεφαλαίας κλειόμενον θεασάμενος· ἐγέλασε δὲ ὁαγα πητὸς, καὶ ἡ σεβαστὴ μήτηρ · </text:span></text:span><text:soft-page-break/><text:span text:style-name="AncientGreek_3a__20_Ἀρχαία_20_ἑλληνικά"><text:span text:style-name="T1">εὐθὺς δὲ ἀπὸ τῆς κεφαλῆς τὴν περικεφαλαία : ἀφείλετο ὁ λαμπρὸς Εκτωρ , καὶ ταύτην μὲν κατέθηκεν ἐπὶ τῇ γῇ πάνυ λάμπουσαν . τὸν ἑαυτοῦ δὲ οὗτος υἱὸν ἐπειδὴ ἐφίλησε , καὶ ἐκίνησε ταῖς χερσὶν , εἶπεν ευξάμενος τῷ Διὶ , καὶ τοῖς ἄλλοις θεοῖς · ὦ Ζεῦ Ζεῦ , καὶ ὦ ἄλλοι θεοί , δύτε δὴ καὶ τοῦτον γενέσθαι τὸν ἐμὸν ὑιὸν ἐπίσημον ἐν τοῖς Τρωσὶν , ὥσπερ καὶ ἐγὼ καὶ οὕτω τὴν δύναμιν ἀγαθὸν , καὶ τῆς Ἰλίου - σχυρῶς βασιλεύειν , καί ποτέ τις εἴθε εἴποι , οὗτος πολὺ κρείσσων ἐστὶ τοῦ πατρὸς , ἐκ τοῦ πολέμου ἐπανερχόμενον . σκύλαδὲ καὶ ὅπλα ἡμαγμένα ἄγοι, ἀποκτείνας ἄνδρα πολέμιον , εὐφρανθείη δὲ κατὰ διάνοιαν ἡ μήτηρ . Οὕτως εἰπὼν ἔθηκεν ἐν ταῖς χερσὶ τῆς ἀγαπητῆς γυναικὸς τὸν ἑαυτοῦ παῖδα · αὕτη δὲ ἐδέξατο αὐτὸν ἐν τῷ εὐώδει κόλπῳ μετὰ δακρύων γελάσασα · ὁ ἀνὴρ δὲ θεασάμενος ᾤκτειρε , καὶ τῇ χειρὶ αὐτὴν κατέζησε , καὶ λόγον εἶπε , καὶ ἐξ ονόματος ἐκάλει· ὦ μακάρια καὶ εὐδαιμον , μὴ πάνυ μοι λυποῦ ἐν τῇ ψυχῇ , οὐδεὶς γάρ με ἀνὴρ παρὰ τὸ εἱμαρμένον ἀποκτείνας πέμψει τῷ ῞Αιδη , είμαρ μένηνδὲ οὐδένα οἴομαι ἀπὸ τῶν ἀνδρῶν ἐκφυγεῖν , οὔτε δειλὸν , οὔτε ἀνδρεῖον , ἐπειδὰν τηναρχὴν γεννηθῇ · ἀλλ᾽ εἰς τὸν οἶκον ἀπελθοῦσα τὰ σὰ ἔργα ἐπι· μελείας αξίου , τόν τε ἱστὸν καὶ τὴν ἠλακάτην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89 καὶ ταῖς θεραπαίναις ἐπίταττε ἐπὶ τὰ ἔργα χω ρεῖν , ὁ πόλεμος δὲ τοῖς ἀνδράσι διὰ φροντίδος ἔσαι πᾶσιν , ἐμοὶ δὲ μάλιστα πάντων , οἳ ἐν Ἰλίῳ γεγόνασὶ καὶ εἰσί. Οὕτως εἰπῶν , ἀνέλαβε τὴν περικε φαλαίαν ὁ λαμπρὸς ῞Εκτωρ τὴν ἱππείαις θριξί κεκοσμημένην · ἡ προσφιλὴς δὲ γυνὴ εἰς τὸν οἶκον ἀπῆλ θε , συνεχῶς ἐπιστρεφομένη, καταχέουσα δάκρυον που λύ, καὶ μὴ ξηραινόμενον , ἀλλ᾽ ἐπὶ τῶν ὀφθαλμῶν ἀεὶ θάλλον . ταχέως δὲ μετὰ ταῦτα ἀφίκετο πρὸς τοὺς καλῶς οἰκουμένους οἴκους τοῦ ἀνδροκτόνου " Εκτορος : εὗρε δὲ ἐντὸς πολλὰς θεραπαίνας , ταύταις δὲ πάσαις θρῆνον ἤγειρε · αὗται μὲν οὖν ἔτι ζῶντα τὸν Ἕκτοραἔκλαιον ἐντῷ ἰδίῳ οἴκῳ · οὐ γὰρ ἔτ᾽ ᾤοντο αὐτὸν ἐξ ὑποστροφῆς ἐκ τοῦ πολέμου αφίξεσθαι , ἐκφυγόντα τὴν δύναμιν , καὶ τὰς χεῖρας τῶν Ἑλλήνων. Ο Πάρις δὲ οὐκ ἐβράδυνεν ἐν τοῖς ὑψηλοῖς αὐτοῦ οἴκοις , ἀλλ᾽ οὗτος ἐπειδὴ ἐνεδύσατο τὰ ἔνδοξα , καὶ ποικίλα τῷ σιδήρῳ ὅπλα , ὥρμησε μετὰ ταῦτα ἀνα τὴν πόλιν , ποσὶ ταχέσι θαῤῥῶν · ὥσπερ δὲ ὅταν τις ἵππος ἑστὼς καὶ τρεφόμενος ἐν ἄχει γενόμενος , παρὰ τῇ φάτνῃ διακόψας τὸν δεσμὸν, τρέχῃ διὰ τοῦ πεδίου , ἐριγδουπῶν , καὶ κυμβαλίζων , εἰωθώς λούε σθαι ἐν ποταμῷ καλλίῤῥῳ , γαυριῶν · εἰς ὕψος δὲ τὴν κεφαλὴν ἔχει, αἱ χαῖται δὲ , ἤτοι αἱ τοῦ αὐχές νος τρίχες τοῖς ὠμοις περισεύονται, οὗτος δὲ ὡραιότητι θαῤῥῶν ·ῥᾳδίως αὐτὸν τὰ γόνατα φέρουσιν ἐπὶ τὰς διατριβὰς , καὶ τὰς νομὰς τῶν ἵππων ·οὕτως Αλέξανδρος. ὁ υἱὸς τοῦ Πριάμου ἀπὸ τῆς Περγάμου τῆς ἀκροπόλεως τοῖς ὅπλοις περιλάμπων και θάπερ Ἥλιος ἐπορεύθη χαίρων , και γαννύμενος, τα χεῖς δὲ πόδες αὐτὸν ἔφερον · ταχέως δὲ μετὰ ταῦτα κατέλαβε τὸν ἔνδοξον Ἕκτορα τὸν ἀδελφὸν , ἡνίκα δὴ ἔμελλε παραλλάξειν τὴν χώραν , ὅπου τῇ ἑαυτοῦ γυναικὶ ὡμίλει . Πρὸς τοῦτον δὲ πρότερον ᾿Αλέξαν δρος ὁ θεοῖς ὅμοιος εἶπεν · ὦ ἀδελφέ , ἆρα σε καὶ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91 σπεύδοντα , πάνυ κωλύω , καὶ ἐμποδίζω βραδύνων , οὐδὲ ἦλθον αισίως καὶ πρεπόντως,ὡς ἐπέταξας . Πρὸς τοῦτον δὲ ἀποκρινόμενος εἶπεν ὁ συνεχῶς τὴν περικεφαλαίαν κινῶν Εκτωρ· ὦ μακάριε καὶ εὔδαιμον , οὐδεὶς ἂν ἀνήρ σοι , ὃς δίκαιος εἴη , καὶ τὸ καθῆκον · τηρεῖν εἰδείη , τὸ τοῦ πολέμου ἔργον ατιμάσειε , καὶ ἐξουθενίσειε , ἐπειδὴ ἰσχυρὸς εἶ , ἀλλὰ </text:span></text:span><text:soft-page-break/><text:span text:style-name="AncientGreek_3a__20_Ἀρχαία_20_ἑλληνικά"><text:span text:style-name="T1">ἑκουσίως ἀμελεῖς, καὶ οὐ βούλει· ἡ δὲ ἐμὴ ψυχὴ λυπεῖται ἐν τῷ λογισμῷ , ὅταν κατὰ σοῦὕβρεις καὶ ὀνείδη ἀκούω παρὰ τῶν Τρῴων , οἵτινες ἔχουσι μεγάλην ταλαιπωρίαν ἕνεκα σοῦ · ἀλλὰ πορευώμεθα · ταῦτα δὲ μετὰ ταῦτα ἐξιλασόμεθα , ἐάν ποτε ὁ Ζεὺς παρά σχη, τοῖς ἐπουρανίοις καὶ ἀεὶ οὖσι θεοῖς στήσασθαι ἐν τοῖς οἶκοις κρατῆρα ἐλεύθερον , ἤτοι τὸν ἐπὶ ἐλευθερίᾳ ἱστάμενον , ἀπωσαμένους ἐκ τῆς Τροίας τοὺς εὐόπλους ῞Ἕλληνας . ~ Τέλος του Πρώτου Τόμου .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0:51:06.828000000</dc:date>
    <meta:editing-duration>PT1H8M12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11" meta:paragraph-count="20" meta:word-count="5816" meta:character-count="32021" meta:non-whitespace-character-count="26205"/>
  </office:meta>
</office:document-meta>
</file>